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assistant</text:p>
          </table:table-cell>
          <table:table-cell table:style-name="ce1" office:value-type="string" calcext:value-type="string">
            <text:p>profile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]/[.C2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3]/[.C3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/[.C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5]/[.C5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]/[.C6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]/[.C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8]/[.C8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GEOMEAN([.D2:.D8])" office:value-type="float" office:value="0.548834758965589" calcext:value-type="float">
            <text:p>0.548834759</text:p>
          </table:table-cell>
          <table:table-cell table:style-name="ce1" table:formula="of:=1-[.D9]" office:value-type="float" office:value="0.451165241034411" calcext:value-type="float">
            <text:p>0.451165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20:04.307891896</meta:creation-date>
    <dc:date>2019-06-13T16:01:57.520071794</dc:date>
    <meta:editing-duration>PT42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